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style:drop-cap style:lines="2" style:length="1"/>
      </style:paragraph-properties>
    </style:style>
    <style:style style:name="P2" style:family="paragraph">
      <style:paragraph-properties>
        <style:drop-cap style:lines="2" style:length="2"/>
      </style:paragraph-properties>
    </style:style>
    <style:style style:name="P3" style:family="paragraph">
      <style:paragraph-properties>
        <style:drop-cap style:lines="2" style:length="3"/>
      </style:paragraph-properties>
    </style:style>
  </office:automatic-styles>
  <office:body>
    <office:text>
      <text:p text:style-name="P1">
     This is an example of paragraph with drop caps. This is also an example of drop caps with length of 1. 
     This is an example of paragraph with drop caps. This is also an example of drop caps with length of 1. 
     This is an example of paragraph with drop caps. This is also an example of drop caps with length of 1.
   </text:p>
      <text:p/>
      <text:p/>
      <text:p/>
      <text:p text:style-name="P2">
     This is an example of paragraph with drop caps. This is also an example of drop caps with length of 2. 
     This is an example of paragraph with drop caps. This is also an example of drop caps with length of 2. 
     This is an example of paragraph with drop caps. This is also an example of drop caps with length of 2.

   </text:p>
      <text:p/>
      <text:p/>
      <text:p/>
      <text:p text:style-name="P3">
     This is an example of paragraph with drop caps. This is also an example of drop caps with length of 3. 
     This is an example of paragraph with drop caps. This is also an example of drop caps with length of 3. 
     This is an example of paragraph with drop caps. This is also an example of drop caps with length of 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